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3bc35" officeooo:paragraph-rsid="0013bc35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officeooo:rsid="001579a8" officeooo:paragraph-rsid="001579a8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text-properties officeooo:rsid="001579a8" officeooo:paragraph-rsid="001579a8"/>
    </style:style>
    <style:style style:name="P7" style:family="paragraph" style:parent-style-name="Standard">
      <style:text-properties officeooo:rsid="001579a8" officeooo:paragraph-rsid="0015a0d9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en" fo:country="GB"/>
    </style:style>
    <style:style style:name="T4" style:family="text">
      <style:text-properties fo:language="bg" fo:country="BG"/>
    </style:style>
    <style:style style:name="T5" style:family="text">
      <style:text-properties officeooo:rsid="0014affb"/>
    </style:style>
    <style:style style:name="T6" style:family="text">
      <style:text-properties officeooo:rsid="0015a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31.05.</text:p>
      <text:p text:style-name="Standard"><text:a xlink:type="simple" xlink:href="https://hci.rwth-aachen.de/fabscanoriginal" text:style-name="ListLabel_20_1" text:visited-style-name="ListLabel_20_1"><text:span text:style-name="T1">https://hci.rwth-aachen.de/fabscanoriginal</text:span></text:a> - лазерен скенер <text:s/>с кутия</text:p>
      <text:p text:style-name="Standard"><text:a xlink:type="simple" xlink:href="https://hci.rwth-aachen.de/publications/engelmann2011a.pdf" text:style-name="ListLabel_20_1" text:visited-style-name="ListLabel_20_1"><text:span text:style-name="T1">https://hci.rwth-aachen.de/publications/engelmann2011a.pdf</text:span></text:a> - Бакалавърска теза към проекта. Има хубав увод</text:p>
      <text:p text:style-name="P1"/>
      <text:p text:style-name="Standard"><text:a xlink:type="simple" xlink:href="https://all3dp.com/1/scan-dimension-sol-3d-scanner-review-specs/" text:style-name="ListLabel_20_2" text:visited-style-name="ListLabel_20_2"><text:span text:style-name="T2">https://all3dp.com/1/scan-dimension-sol-3d-scanner-review-specs/</text:span></text:a> - Пример за скенер с два подхода за сканиране.</text:p>
      <text:p text:style-name="Standard"/>
      <text:p text:style-name="Standard"><text:a xlink:type="simple" xlink:href="https://all3dp.com/1/best-3d-scanner-diy-handheld-app-software/#section-3d-scanner-technologies" text:style-name="ListLabel_20_1" text:visited-style-name="ListLabel_20_1"><text:span text:style-name="T1">https://all3dp.com/1/best-3d-scanner-diy-handheld-app-software/#section-3d-scanner-technologies</text:span></text:a> 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type="simple" xlink:href="https://all3dp.com/2/best-diy-3d-scanners-you-can-build-or-buy/" text:style-name="ListLabel_20_1" text:visited-style-name="ListLabel_20_1"><text:span text:style-name="T1">https://all3dp.com/2/best-diy-3d-scanners-you-can-build-or-buy/</text:span></text:a> - Бюджетни скенери</text:p>
      <text:p text:style-name="Standard"/>
      <text:p text:style-name="Standard">19.07</text:p>
      <text:p text:style-name="Standard"><text:a xlink:type="simple" xlink:href="https://fabscanpi-server.readthedocs.io/en/latest/scanner_calibration.html#prepare-for-calibration" text:style-name="ListLabel_20_1" text:visited-style-name="ListLabel_20_1"><text:span text:style-name="T1">https://fabscanpi-server.readthedocs.io/en/latest/scanner_calibration.html#prepare-for-calibration</text:span></text:a> - FabScan Pi. Наръчник за сглобяване на кутия, инструкции за калибриране(threshold, resolution)</text:p>
      <text:p text:style-name="P3">20.07</text:p>
      <text:p text:style-name="Standard"><text:a xlink:type="simple" xlink:href="https://www.jetbrains.com/help/pycharm/creating-web-application-with-flask.html#create-application" text:style-name="ListLabel_20_3" text:visited-style-name="ListLabel_20_3"><text:span text:style-name="Internet_20_link"><text:span text:style-name="T3">https://www.jetbrains.com/help/pycharm/creating-web-application-with-flask.html#create-application</text:span></text:span></text:a><text:span text:style-name="T3"> – </text:span><text:span text:style-name="T4">Инструкция за създаван</text:span><text:bookmark text:name="_GoBack"/><text:span text:style-name="T4">е на освновно </text:span><text:span text:style-name="T3">web app </text:span><text:span text:style-name="T4">с </text:span><text:span text:style-name="T3">Flask </text:span><text:span text:style-name="T4">в </text:span><text:span text:style-name="T3">PyCharm</text:span></text:p>
      <text:p text:style-name="P2">22.07</text:p>
      <text:p text:style-name="P2"><text:a xlink:type="simple" xlink:href="https://www.pyimagesearch.com/2019/09/02/opencv-stream-video-to-web-browser-html-page/" text:style-name="Internet_20_link" text:visited-style-name="Visited_20_Internet_20_Link">https://www.pyimagesearch.com/2019/09/02/opencv-stream-video-to-web-browser-html-page/</text:a> - <text:span text:style-name="T5">OpenCV – Stream video to web browser/HTML page</text:span></text:p>
      <text:p text:style-name="P4">24.07</text:p>
      <text:p text:style-name="P4"><text:a xlink:type="simple" xlink:href="https://randomnerdtutorials.com/video-streaming-with-raspberry-pi-camera/" text:style-name="Internet_20_link" text:visited-style-name="Visited_20_Internet_20_Link">https://randomnerdtutorials.com/video-streaming-with-raspberry-pi-camera/</text:a> - Web live camera stream with Raspberry Pi Camera</text:p>
      <text:p text:style-name="P7"><text:a xlink:type="simple" xlink:href="https://github.com/EbenKouao/pi-camera-stream-flask" text:style-name="Internet_20_link" text:visited-style-name="Visited_20_Internet_20_Link">https://github.com/EbenKouao/pi-camera-stream-flask</text:a> – <text:span text:style-name="T6">Another </text:span>Web live camera stream with Raspberry Pi Camera <text:s/><text:span text:style-name="T6">dem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ListLabel_20_2" style:display-name="ListLabel 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3" style:display-name="ListLabel 3" style:family="tex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21-07-20T07:57:00</meta:creation-date>
    <dc:date>2021-07-24T19:52:34.719605358</dc:date>
    <meta:editing-duration>PT5M10S</meta:editing-duration>
    <meta:generator>LibreOffice/6.1.5.2$Linux_ARM_EABI LibreOffice_project/10$Build-2</meta:generator>
    <meta:document-statistic meta:table-count="0" meta:image-count="0" meta:object-count="0" meta:page-count="1" meta:paragraph-count="15" meta:word-count="108" meta:character-count="1345" meta:non-whitespace-character-count="1247"/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